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fo:font-weight="bold" officeooo:rsid="001e6389" officeooo:paragraph-rsid="001e638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fo:font-weight="normal" officeooo:rsid="001e6389" officeooo:paragraph-rsid="001e6389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normal" officeooo:rsid="001e6389" officeooo:paragraph-rsid="001e638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weight="normal" officeooo:rsid="001fbff5" officeooo:paragraph-rsid="001fbff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normal" officeooo:rsid="00252217" officeooo:paragraph-rsid="00252217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52217"/>
    </style:style>
    <style:style style:name="T4" style:family="text">
      <style:text-properties officeooo:rsid="00252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7</text:p>
      <text:p text:style-name="P1">Pedidos a proveedores</text:p>
      <text:p text:style-name="P2"/>
      <text:p text:style-name="P3">provincia (c<text:span text:style-name="T1">od</text:span><text:span text:style-name="T2">, nombre)</text:span></text:p>
      <text:p text:style-name="P3"><text:tab/>· Pk: cod</text:p>
      <text:p text:style-name="P3"/>
      <text:p text:style-name="P3">ciudad (c<text:span text:style-name="T1">od</text:span><text:span text:style-name="T2">, nombre, cod_prov)</text:span></text:p>
      <text:p text:style-name="P3"><text:tab/>· Pk: cod, cod_prov</text:p>
      <text:p text:style-name="P3"><text:tab/>· vnn: cod_prov</text:p>
      <text:p text:style-name="P3"/>
      <text:p text:style-name="P3">vendedor ( <text:span text:style-name="T1">id vendedor</text:span><text:span text:style-name="T2">, nombre, apellidos, telf, cod_ciud, cod_prov, </text:span><text:span text:style-name="T3">cif_comercio</text:span><text:span text:style-name="T2">)</text:span></text:p>
      <text:p text:style-name="P3"><text:tab/>· Pk: id_vendedor, cod_ciud, cod_prov</text:p>
      <text:p text:style-name="P3"><text:tab/>· Fk: cod_ciud, cod_prov</text:p>
      <text:p text:style-name="P3"><text:tab/>vnn: cod_ciud, cod_prov, <text:span text:style-name="T4">cif_comercio</text:span></text:p>
      <text:p text:style-name="P3"/>
      <text:p text:style-name="P4">comercio (<text:span text:style-name="T1">cif</text:span><text:span text:style-name="T2">, nombre)</text:span></text:p>
      <text:p text:style-name="P4"><text:tab/>·Pk: cif</text:p>
      <text:p text:style-name="P3"/>
      <text:p text:style-name="P3"/>
      <text:p text:style-name="P5">relaciones 1:1 con todo 1,1: Se crea una nueva tabla con todos los campos y un aclave primaria de una y la clave secundaria es la primaria de la otra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7:13:52.120969849</meta:creation-date>
    <dc:date>2024-10-30T18:45:20.279562546</dc:date>
    <meta:editing-duration>PT35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80" meta:character-count="496" meta:non-whitespace-character-count="423"/>
  </office:meta>
</office:document-meta>
</file>